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aramDefaultValueEv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numsAndFlag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4"/>
          <table:table-cell office:value-type="string" calcext:value-type="string">
            <text:p>Guards (to Write .c)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0:46:31.354461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09T15:07:26.809416053</dc:date>
    <meta:editing-duration>P47DT21H13M52S</meta:editing-duration>
    <meta:editing-cycles>44</meta:editing-cycles>
    <meta:generator>LibreOffice/24.2.3.2$Linux_X86_64 LibreOffice_project/420$Build-2</meta:generator>
    <meta:document-statistic meta:table-count="5" meta:cell-count="78" meta:object-count="0"/>
  </office:meta>
</office:document-meta>
</file>